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office:font-face-decls>
  <office:automatic-styles>
    <style:style style:name="P1" style:family="paragraph" style:parent-style-name="Preformatted_20_Text"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_DdeLink__227_1559368080"/>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text:p>
      <text:p text:style-name="Preformatted_20_Text"><text:s/>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text:soft-page-break/>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text:soft-page-break/>dolore magna aliqua. Lorem ipsum dolor sit amet, consectetur adipiscing elit, sed do eiusmod tempor incididunt ut labore et dolore magna aliqua. Lorem</text:p>
      <text:p text:style-name="Preformatted_20_Text"><text:s/>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xt:soft-page-break/>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xt:soft-page-break/>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text:soft-page-break/>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text:p>
      <text:p text:style-name="Preformatted_20_Text"><text:s/>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text:soft-page-break/>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text:soft-page-break/>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text:p>
      <text:p text:style-name="Preformatted_20_Text"><text:s/>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text:soft-page-break/>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text:soft-page-break/>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xt:soft-page-break/>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text:p>
      <text:p text:style-name="Preformatted_20_Text"><text:s/>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text:soft-page-break/>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text:soft-page-break/>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text:p>
      <text:p text:style-name="Preformatted_20_Text"><text:s/>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text:soft-page-break/>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text:soft-page-break/>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text:soft-page-break/>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text:soft-page-break/>dolore magna aliqua. Lorem ipsum dolor sit amet, consectetur adipiscing elit, sed do eiusmod tempor incididunt ut labore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text:p>
      <text:p text:style-name="Preformatted_20_Text"><text:s/>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xt:soft-page-break/>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xt:soft-page-break/>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text:p>
      <text:p text:style-name="Preformatted_20_Text"><text:s/>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text:soft-page-break/>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text:soft-page-break/>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text:soft-page-break/>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text:p>
      <text:p text:style-name="Preformatted_20_Text"><text:s/>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text:soft-page-break/>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text:soft-page-break/>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text:p>
      <text:p text:style-name="Preformatted_20_Text"><text:s/>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xt:soft-page-break/>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xt:soft-page-break/>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text:soft-page-break/>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text:p>
      <text:p text:style-name="Preformatted_20_Text"><text:s/>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text:soft-page-break/>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text:soft-page-break/>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text:p>
      <text:p text:style-name="Preformatted_20_Text"><text:s/>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text:soft-page-break/>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text:soft-page-break/>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xt:soft-page-break/>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xt:soft-page-break/>tempor incididunt ut labore et dolore magna aliqua. Lorem ipsum dolor sit amet, consectetur adipiscing elit, sed do eiusmod tempor incididunt ut labore et dolore magna aliqua. Lorem ipsum dolor sit amet, consectetur adipiscing elit, sed do eiusmod tempor incididunt ut labore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text:p>
      <text:p text:style-name="Preformatted_20_Text"><text:s/>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text:soft-page-break/>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text:soft-page-break/>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text:p>
      <text:p text:style-name="Preformatted_20_Text"><text:s/>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text:soft-page-break/>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text:soft-page-break/>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text:soft-page-break/>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text:p>
      <text:p text:style-name="Preformatted_20_Text"><text:s/>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xt:soft-page-break/>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xt:soft-page-break/>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text:p>
      <text:p text:style-name="Preformatted_20_Text"><text:s/>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text:soft-page-break/>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text:soft-page-break/>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text:soft-page-break/>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text:p>
      <text:p text:style-name="Preformatted_20_Text"><text:s/>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text:soft-page-break/>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text:soft-page-break/>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text:p>
      <text:p text:style-name="Preformatted_20_Text"><text:s/>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xt:soft-page-break/>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xt:soft-page-break/>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text:soft-page-break/>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text:soft-page-break/>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text:p>
      <text:p text:style-name="Preformatted_20_Text"><text:s/>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text:soft-page-break/>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text:soft-page-break/>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text:p>
      <text:p text:style-name="Preformatted_20_Text"><text:s/>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text:soft-page-break/>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text:soft-page-break/>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xt:soft-page-break/>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text:p>
      <text:p text:style-name="Preformatted_20_Text"><text:s/>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text:soft-page-break/>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text:soft-page-break/>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text:p>
      <text:p text:style-name="Preformatted_20_Text"><text:s/>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text:soft-page-break/>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text:soft-page-break/>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text:soft-page-break/>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text:p>
      <text:p text:style-name="Preformatted_20_Text"><text:s/>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xt:soft-page-break/>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xt:soft-page-break/>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text:p>
      <text:p text:style-name="Preformatted_20_Text"><text:s/>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text:soft-page-break/>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text:soft-page-break/>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text:soft-page-break/>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text:soft-page-break/>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text:p>
      <text:p text:style-name="Preformatted_20_Text"><text:s/>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text:soft-page-break/>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text:soft-page-break/>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text:p>
      <text:p text:style-name="Preformatted_20_Text"><text:s/>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xt:soft-page-break/>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xt:soft-page-break/>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text:soft-page-break/>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text:soft-page-break/>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text:p>
      <text:p text:style-name="Preformatted_20_Text"><text:s/>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text:soft-page-break/>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text:soft-page-break/>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text:p>
      <text:p text:style-name="Preformatted_20_Text"><text:s/>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text:soft-page-break/>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text:soft-page-break/>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xt:soft-page-break/>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text:soft-page-break/>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text:p>
      <text:p text:style-name="Preformatted_20_Text"><text:s/>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text:soft-page-break/>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text:soft-page-break/>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text:p>
      <text:p text:style-name="Preformatted_20_Text"><text:s/>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text:soft-page-break/>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text:soft-page-break/>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text:soft-page-break/>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text:p>
      <text:p text:style-name="Preformatted_20_Text"><text:s/>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text:soft-page-break/>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text:p>
      <text:p text:style-name="Preformatted_20_Text"><text:s/>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dolore magna aliqua. Lorem ipsum dolor sit amet, consectetur adipiscing elit, sed do eiusmod tempor incididunt ut labore 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meta:editing-cycles>0</meta:editing-cycles>
    <meta:editing-duration>P0D</meta:editing-duration>
    <dc:date>2016-11-04T11:32:07.450953787</dc:date>
    <meta:document-statistic meta:table-count="0" meta:image-count="0" meta:object-count="0" meta:page-count="199" meta:paragraph-count="91" meta:word-count="150972" meta:character-count="985319" meta:non-whitespace-character-count="834347"/>
    <meta:generator>LibreOffice/4.2.8.2$Linux_X86_64 LibreOffice_project/420m0$Build-2</meta:generator>
  </office:meta>
</office:document-meta>
</file>